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a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lai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d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n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rr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m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s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chiba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stasi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b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ik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th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nor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lthaz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tri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rrow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saba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k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ott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tholom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atrix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eau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rtlet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th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et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d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anc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er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uc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x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nch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r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ur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nedic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di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rand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u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nnet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dge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righ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or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unhild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rind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as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rtr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lyps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l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st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rchar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talin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ux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hes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m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cili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ave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pi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lest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helte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adwi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rlott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hes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lif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ov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eoph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huff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lot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ra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otild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hu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oa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rbet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ove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lo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omb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isp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lett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bbl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t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ypria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stanc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tte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a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r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mari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es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i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eg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phn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ro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it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mon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umb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stri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sira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rog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ll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i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l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d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sbeth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raw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en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ll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sm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re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ri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ulali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ro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mi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uphemi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u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oo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rasmu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ydi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ve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aust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r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ve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or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li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iora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ai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n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leu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allow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a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nni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lorenc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rthing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tzhug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ncesc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Feath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lori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ertrud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ern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x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isell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ox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grov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lile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odiva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am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h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il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uinevere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Gir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hi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odfre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lois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Go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hop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odw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nrietta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Gre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ac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imwal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ster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Grim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lai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amli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ippolyta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Half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nnib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onora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ard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les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ldebr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ogen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arrow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asp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grid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Hart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l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eremia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on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Haver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li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il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ri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Hedg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u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sabetta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ither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nri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sold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ll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i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acquette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ne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opol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eanne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Horn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ori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essamine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Kettle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otha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ill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King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cia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vini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ittl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r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erric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sbet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Long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marsh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il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delena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Lov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ordre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got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iddle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e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rtim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rian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ug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on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ev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igold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Neth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on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de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tilda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o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gd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lisande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Obling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mor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llicent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ember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ick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vy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inerva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enning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sri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rga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en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swal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rissa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inke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ridg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sch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dette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orten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rciv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lga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Quill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regr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livia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Rath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se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ier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chi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ack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o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Quent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eppe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Sallow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so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ndol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etra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alt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poo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edmai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ilomena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Sco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inhol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hoebe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edge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tok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iet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ilv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icar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pp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lith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lan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rtia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mi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thor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uff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osalind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nod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thorp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a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se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outh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throp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ilt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bina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tew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t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atfor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f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tir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toot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ylvi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igourney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wine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enpiec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gri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Tar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van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haddeu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Temple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ors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ybi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id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wal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rista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abitha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Tread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war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b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illb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Under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watch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alent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lfhild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Vander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eria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rsula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Weather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wel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rgi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via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West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whist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arrick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nd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Wex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wic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verl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illow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Whit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ebst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inifred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Wither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wor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ilki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Yvette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Withing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wor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ymo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orth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6:58:36.923004030</meta:creation-date>
    <dc:date>2024-10-20T17:09:48.004246730</dc:date>
    <meta:editing-duration>PT50S</meta:editing-duration>
    <meta:editing-cycles>1</meta:editing-cycles>
    <meta:document-statistic meta:table-count="1" meta:cell-count="800" meta:object-count="0"/>
    <meta:generator>LibreOffice/7.3.7.2$Linux_X86_64 LibreOffice_project/30$Build-2</meta:generator>
  </office:meta>
</office:document-meta>
</file>